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0.947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14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8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19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2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22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23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24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25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</office:automatic-styles>
  <office:body>
    <office:spreadsheet>
      <table:tracked-changes>
        <table:insertion table:id="ct1" table:acceptance-state="accepted" table:type="row" table:position="40" table:count="44" table:table="0">
          <office:change-info>
            <dc:creator>user</dc:creator>
            <dc:date>2015-01-13T16:44:35.15</dc:date>
          </office:change-info>
          <table:dependencies>
            <table:dependence table:id="ct253"/>
            <table:dependence table:id="ct252"/>
            <table:dependence table:id="ct251"/>
            <table:dependence table:id="ct250"/>
            <table:dependence table:id="ct249"/>
            <table:dependence table:id="ct248"/>
            <table:dependence table:id="ct247"/>
            <table:dependence table:id="ct246"/>
            <table:dependence table:id="ct245"/>
            <table:dependence table:id="ct244"/>
            <table:dependence table:id="ct243"/>
            <table:dependence table:id="ct242"/>
            <table:dependence table:id="ct241"/>
            <table:dependence table:id="ct240"/>
            <table:dependence table:id="ct239"/>
            <table:dependence table:id="ct238"/>
            <table:dependence table:id="ct237"/>
            <table:dependence table:id="ct236"/>
            <table:dependence table:id="ct235"/>
            <table:dependence table:id="ct234"/>
            <table:dependence table:id="ct233"/>
            <table:dependence table:id="ct232"/>
            <table:dependence table:id="ct231"/>
            <table:dependence table:id="ct230"/>
            <table:dependence table:id="ct229"/>
            <table:dependence table:id="ct228"/>
            <table:dependence table:id="ct227"/>
            <table:dependence table:id="ct226"/>
            <table:dependence table:id="ct225"/>
            <table:dependence table:id="ct224"/>
            <table:dependence table:id="ct223"/>
            <table:dependence table:id="ct222"/>
            <table:dependence table:id="ct221"/>
            <table:dependence table:id="ct220"/>
            <table:dependence table:id="ct219"/>
            <table:dependence table:id="ct218"/>
            <table:dependence table:id="ct217"/>
            <table:dependence table:id="ct216"/>
            <table:dependence table:id="ct215"/>
            <table:dependence table:id="ct214"/>
            <table:dependence table:id="ct213"/>
            <table:dependence table:id="ct212"/>
            <table:dependence table:id="ct211"/>
            <table:dependence table:id="ct210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204"/>
            <table:dependence table:id="ct203"/>
            <table:dependence table:id="ct202"/>
            <table:dependence table:id="ct201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5"/>
            <table:dependence table:id="ct194"/>
            <table:dependence table:id="ct193"/>
            <table:dependence table:id="ct192"/>
            <table:dependence table:id="ct191"/>
            <table:dependence table:id="ct190"/>
            <table:dependence table:id="ct189"/>
            <table:dependence table:id="ct188"/>
            <table:dependence table:id="ct187"/>
            <table:dependence table:id="ct186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74"/>
            <table:dependence table:id="ct173"/>
            <table:dependence table:id="ct172"/>
            <table:dependence table:id="ct171"/>
            <table:dependence table:id="ct170"/>
            <table:dependence table:id="ct169"/>
            <table:dependence table:id="ct168"/>
            <table:dependence table:id="ct167"/>
            <table:dependence table:id="ct166"/>
            <table:dependence table:id="ct165"/>
            <table:dependence table:id="ct164"/>
            <table:dependence table:id="ct163"/>
            <table:dependence table:id="ct162"/>
            <table:dependence table:id="ct161"/>
            <table:dependence table:id="ct160"/>
            <table:dependence table:id="ct159"/>
            <table:dependence table:id="ct158"/>
            <table:dependence table:id="ct157"/>
            <table:dependence table:id="ct156"/>
            <table:dependence table:id="ct155"/>
            <table:dependence table:id="ct154"/>
            <table:dependence table:id="ct153"/>
            <table:dependence table:id="ct152"/>
            <table:dependence table:id="ct151"/>
            <table:dependence table:id="ct150"/>
            <table:dependence table:id="ct149"/>
            <table:dependence table:id="ct148"/>
            <table:dependence table:id="ct147"/>
            <table:dependence table:id="ct146"/>
            <table:dependence table:id="ct145"/>
          </table:dependencies>
        </table:insertion>
        <table:deletion table:id="ct2" table:acceptance-state="accepted" table:type="row" table:position="4" table:table="0" table:multi-deletion-spanned="88">
          <office:change-info>
            <dc:creator>user</dc:creator>
            <dc:date>2015-01-13T16:44:35.15</dc:date>
          </office:change-info>
        </table:deletion>
        <table:deletion table:id="ct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"/>
          </table:deletions>
        </table:deletion>
        <table:deletion table:id="ct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"/>
          </table:deletions>
        </table:deletion>
        <table:deletion table:id="ct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"/>
          </table:deletions>
        </table:deletion>
        <table:deletion table:id="ct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"/>
          </table:deletions>
        </table:deletion>
        <table:deletion table:id="ct10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9"/>
          </table:deletions>
        </table:deletion>
        <table:deletion table:id="ct11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0"/>
          </table:deletions>
        </table:deletion>
        <table:deletion table:id="ct12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1"/>
          </table:deletions>
        </table:deletion>
        <table:deletion table:id="ct1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2"/>
          </table:deletions>
        </table:deletion>
        <table:deletion table:id="ct1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3"/>
          </table:deletions>
        </table:deletion>
        <table:deletion table:id="ct1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4"/>
          </table:deletions>
        </table:deletion>
        <table:deletion table:id="ct1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5"/>
          </table:deletions>
        </table:deletion>
        <table:deletion table:id="ct1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6"/>
          </table:deletions>
        </table:deletion>
        <table:deletion table:id="ct1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7"/>
          </table:deletions>
        </table:deletion>
        <table:deletion table:id="ct1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8"/>
          </table:deletions>
        </table:deletion>
        <table:deletion table:id="ct20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19"/>
          </table:deletions>
        </table:deletion>
        <table:deletion table:id="ct21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0"/>
          </table:deletions>
        </table:deletion>
        <table:deletion table:id="ct22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1"/>
          </table:deletions>
        </table:deletion>
        <table:deletion table:id="ct2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2"/>
          </table:deletions>
        </table:deletion>
        <table:deletion table:id="ct2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3"/>
          </table:deletions>
        </table:deletion>
        <table:deletion table:id="ct2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4"/>
          </table:deletions>
        </table:deletion>
        <table:deletion table:id="ct2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5"/>
          </table:deletions>
        </table:deletion>
        <table:deletion table:id="ct2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6"/>
          </table:deletions>
        </table:deletion>
        <table:deletion table:id="ct2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7"/>
          </table:deletions>
        </table:deletion>
        <table:deletion table:id="ct2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8"/>
          </table:deletions>
        </table:deletion>
        <table:deletion table:id="ct30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29"/>
          </table:deletions>
        </table:deletion>
        <table:deletion table:id="ct31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0"/>
          </table:deletions>
        </table:deletion>
        <table:deletion table:id="ct32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1"/>
          </table:deletions>
        </table:deletion>
        <table:deletion table:id="ct3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2"/>
          </table:deletions>
        </table:deletion>
        <table:deletion table:id="ct3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3"/>
          </table:deletions>
        </table:deletion>
        <table:deletion table:id="ct3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4"/>
          </table:deletions>
        </table:deletion>
        <table:deletion table:id="ct3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5"/>
          </table:deletions>
        </table:deletion>
        <table:deletion table:id="ct3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6"/>
          </table:deletions>
        </table:deletion>
        <table:deletion table:id="ct3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7"/>
          </table:deletions>
        </table:deletion>
        <table:deletion table:id="ct3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8"/>
          </table:deletions>
        </table:deletion>
        <table:deletion table:id="ct40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39"/>
          </table:deletions>
        </table:deletion>
        <table:deletion table:id="ct41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0"/>
          </table:deletions>
        </table:deletion>
        <table:deletion table:id="ct42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1"/>
          </table:deletions>
        </table:deletion>
        <table:deletion table:id="ct4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2"/>
          </table:deletions>
        </table:deletion>
        <table:deletion table:id="ct4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3"/>
          </table:deletions>
        </table:deletion>
        <table:deletion table:id="ct4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4"/>
          </table:deletions>
        </table:deletion>
        <table:deletion table:id="ct4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5"/>
          </table:deletions>
        </table:deletion>
        <table:deletion table:id="ct4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6"/>
          </table:deletions>
        </table:deletion>
        <table:deletion table:id="ct4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7"/>
          </table:deletions>
        </table:deletion>
        <table:deletion table:id="ct4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8"/>
          </table:deletions>
        </table:deletion>
        <table:deletion table:id="ct50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49"/>
          </table:deletions>
        </table:deletion>
        <table:deletion table:id="ct51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0"/>
          </table:deletions>
        </table:deletion>
        <table:deletion table:id="ct52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1"/>
          </table:deletions>
        </table:deletion>
        <table:deletion table:id="ct5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2"/>
          </table:deletions>
        </table:deletion>
        <table:deletion table:id="ct5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3"/>
          </table:deletions>
        </table:deletion>
        <table:deletion table:id="ct5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4"/>
          </table:deletions>
        </table:deletion>
        <table:deletion table:id="ct5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5"/>
          </table:deletions>
        </table:deletion>
        <table:deletion table:id="ct5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6"/>
          </table:deletions>
        </table:deletion>
        <table:deletion table:id="ct5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7"/>
          </table:deletions>
        </table:deletion>
        <table:deletion table:id="ct5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8"/>
          </table:deletions>
        </table:deletion>
        <table:deletion table:id="ct60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59"/>
          </table:deletions>
        </table:deletion>
        <table:deletion table:id="ct61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0"/>
          </table:deletions>
        </table:deletion>
        <table:deletion table:id="ct62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1"/>
          </table:deletions>
        </table:deletion>
        <table:deletion table:id="ct6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2"/>
          </table:deletions>
        </table:deletion>
        <table:deletion table:id="ct6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3"/>
          </table:deletions>
        </table:deletion>
        <table:deletion table:id="ct6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4"/>
          </table:deletions>
        </table:deletion>
        <table:deletion table:id="ct6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5"/>
          </table:deletions>
        </table:deletion>
        <table:deletion table:id="ct6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6"/>
          </table:deletions>
        </table:deletion>
        <table:deletion table:id="ct6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7"/>
          </table:deletions>
        </table:deletion>
        <table:deletion table:id="ct6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8"/>
          </table:deletions>
        </table:deletion>
        <table:deletion table:id="ct70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69"/>
          </table:deletions>
        </table:deletion>
        <table:deletion table:id="ct71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0"/>
          </table:deletions>
        </table:deletion>
        <table:deletion table:id="ct72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1"/>
          </table:deletions>
        </table:deletion>
        <table:deletion table:id="ct7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2"/>
          </table:deletions>
        </table:deletion>
        <table:deletion table:id="ct7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3"/>
          </table:deletions>
        </table:deletion>
        <table:deletion table:id="ct7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4"/>
          </table:deletions>
        </table:deletion>
        <table:deletion table:id="ct7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5"/>
          </table:deletions>
        </table:deletion>
        <table:deletion table:id="ct7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6"/>
          </table:deletions>
        </table:deletion>
        <table:deletion table:id="ct7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7"/>
          </table:deletions>
        </table:deletion>
        <table:deletion table:id="ct7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8"/>
          </table:deletions>
        </table:deletion>
        <table:deletion table:id="ct80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79"/>
          </table:deletions>
        </table:deletion>
        <table:deletion table:id="ct81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0"/>
          </table:deletions>
        </table:deletion>
        <table:deletion table:id="ct82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1"/>
          </table:deletions>
        </table:deletion>
        <table:deletion table:id="ct83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2"/>
          </table:deletions>
        </table:deletion>
        <table:deletion table:id="ct84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3"/>
          </table:deletions>
        </table:deletion>
        <table:deletion table:id="ct85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4"/>
          </table:deletions>
        </table:deletion>
        <table:deletion table:id="ct86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5"/>
          </table:deletions>
        </table:deletion>
        <table:deletion table:id="ct87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6"/>
          </table:deletions>
        </table:deletion>
        <table:deletion table:id="ct88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7"/>
          </table:deletions>
        </table:deletion>
        <table:deletion table:id="ct89" table:acceptance-state="accepted" table:type="row" table:position="4" table:table="0">
          <office:change-info>
            <dc:creator>user</dc:creator>
            <dc:date>2015-01-13T16:44:35.15</dc:date>
          </office:change-info>
          <table:deletions>
            <table:change-deletion table:id="ct88"/>
          </table:deletions>
        </table:deletion>
        <table:cell-content-change table:id="ct90" table:acceptance-state="accepted">
          <table:cell-address table:column="3" table:row="4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Sprzężenie GUI z modułem I/O oraz Visualisation. Dodanie nowych funkcjonalności (m.in obsługa wykresów). Ewentualna modyfikacja wyglądu GUI.</text:p>
            </table:change-track-table-cell>
          </table:previous>
        </table:cell-content-change>
        <table:cell-content-change table:id="ct91" table:acceptance-state="accepted">
          <table:cell-address table:column="4" table:row="4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30h</text:p>
            </table:change-track-table-cell>
          </table:previous>
        </table:cell-content-change>
        <table:cell-content-change table:id="ct92" table:acceptance-state="accepted">
          <table:cell-address table:column="3" table:row="5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Sprzężenie GUI z modułem I/O oraz Visualisation. Dodanie nowych funkcjonalności (m.in obsługa wykresów). Ewentualna modyfikacja wyglądu GUI.</text:p>
            </table:change-track-table-cell>
          </table:previous>
        </table:cell-content-change>
        <table:cell-content-change table:id="ct93" table:acceptance-state="accepted">
          <table:cell-address table:column="4" table:row="5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30h</text:p>
            </table:change-track-table-cell>
          </table:previous>
        </table:cell-content-change>
        <table:cell-content-change table:id="ct94" table:acceptance-state="accepted">
          <table:cell-address table:column="3" table:row="6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95" table:acceptance-state="accepted">
          <table:cell-address table:column="3" table:row="7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Wyciągnięcie od innych modułów info o liczbe rzeczy do wizulizacji (ile tabel, plotów), podział pdf na sekcje, implementacje funkcji do tworzenia sekcji</text:p>
            </table:change-track-table-cell>
          </table:previous>
        </table:cell-content-change>
        <table:cell-content-change table:id="ct96" table:acceptance-state="accepted">
          <table:cell-address table:column="4" table:row="7" table:table="0"/>
          <office:change-info>
            <dc:creator>user</dc:creator>
            <dc:date>2015-01-13T16:44:35.15</dc:date>
          </office:change-info>
          <table:previous>
            <table:change-track-table-cell office:value-type="float" office:value="30"/>
          </table:previous>
        </table:cell-content-change>
        <table:cell-content-change table:id="ct97" table:acceptance-state="accepted">
          <table:cell-address table:column="3" table:row="8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  </table:change-track-table-cell>
          </table:previous>
        </table:cell-content-change>
        <table:cell-content-change table:id="ct98" table:acceptance-state="accepted">
          <table:cell-address table:column="4" table:row="8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30h</text:p>
            </table:change-track-table-cell>
          </table:previous>
        </table:cell-content-change>
        <table:cell-content-change table:id="ct99" table:acceptance-state="accepted">
          <table:cell-address table:column="3" table:row="9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00" table:acceptance-state="accepted">
          <table:cell-address table:column="3" table:row="10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filtrów cyfrowych, algorytmu LMS i cubic spline interpolation w C++</text:p>
            </table:change-track-table-cell>
          </table:previous>
        </table:cell-content-change>
        <table:cell-content-change table:id="ct101" table:acceptance-state="accepted">
          <table:cell-address table:column="4" table:row="10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30h</text:p>
            </table:change-track-table-cell>
          </table:previous>
        </table:cell-content-change>
        <table:cell-content-change table:id="ct102" table:acceptance-state="accepted">
          <table:cell-address table:column="3" table:row="11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algorytmów w C++ metod: filtr Savitzky-Golay, średnia krocząca, filtr IIR</text:p>
            </table:change-track-table-cell>
          </table:previous>
        </table:cell-content-change>
        <table:cell-content-change table:id="ct103" table:acceptance-state="accepted">
          <table:cell-address table:column="3" table:row="14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algorytmu <text:s/>(algorytm R_ampl) w C++. Przeprowadzanie testów jednostkowych, sporządzenie raportu końcowego.</text:p>
            </table:change-track-table-cell>
          </table:previous>
        </table:cell-content-change>
        <table:cell-content-change table:id="ct104" table:acceptance-state="accepted">
          <table:cell-address table:column="4" table:row="14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ok. 40h</text:p>
            </table:change-track-table-cell>
          </table:previous>
        </table:cell-content-change>
        <table:cell-content-change table:id="ct105" table:acceptance-state="accepted">
          <table:cell-address table:column="3" table:row="15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06" table:acceptance-state="accepted">
          <table:cell-address table:column="3" table:row="16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metod wyliczania parametrów mMA, mDEA i mRMMV w Matlabie. Przeniesienie algorytmów do C++</text:p>
            </table:change-track-table-cell>
          </table:previous>
        </table:cell-content-change>
        <table:cell-content-change table:id="ct107" table:acceptance-state="accepted">
          <table:cell-address table:column="4" table:row="16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30h</text:p>
            </table:change-track-table-cell>
          </table:previous>
        </table:cell-content-change>
        <table:cell-content-change table:id="ct108" table:acceptance-state="accepted">
          <table:cell-address table:column="3" table:row="17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Przeniesienie algorytmów do C++</text:p>
            </table:change-track-table-cell>
          </table:previous>
        </table:cell-content-change>
        <table:cell-content-change table:id="ct109" table:acceptance-state="accepted">
          <table:cell-address table:column="4" table:row="17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20h</text:p>
            </table:change-track-table-cell>
          </table:previous>
        </table:cell-content-change>
        <table:cell-content-change table:id="ct110" table:acceptance-state="accepted">
          <table:cell-address table:column="3" table:row="18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algorytmow analizy statystycznej i czestoliwosciowej w C++, testy jednostkowe, przygotowanie raportu</text:p>
            </table:change-track-table-cell>
          </table:previous>
        </table:cell-content-change>
        <table:cell-content-change table:id="ct111" table:acceptance-state="accepted">
          <table:cell-address table:column="4" table:row="18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45h</text:p>
            </table:change-track-table-cell>
          </table:previous>
        </table:cell-content-change>
        <table:cell-content-change table:id="ct112" table:acceptance-state="accepted">
          <table:cell-address table:column="3" table:row="19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13" table:acceptance-state="accepted">
          <table:cell-address table:column="3" table:row="20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4" table:row="20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15" table:acceptance-state="accepted">
          <table:cell-address table:column="5" table:row="20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16" table:acceptance-state="accepted">
          <table:cell-address table:column="6" table:row="20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17" table:acceptance-state="accepted">
          <table:cell-address table:column="3" table:row="21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18" table:acceptance-state="accepted">
          <table:cell-address table:column="4" table:row="21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19" table:acceptance-state="accepted">
          <table:cell-address table:column="3" table:row="23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20" table:acceptance-state="accepted">
          <table:cell-address table:column="4" table:row="23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3" table:row="24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parametrów: Malinowskiej, FastGrowth i amplitudy w C++</text:p>
            </table:change-track-table-cell>
          </table:previous>
        </table:cell-content-change>
        <table:cell-content-change table:id="ct122" table:acceptance-state="accepted">
          <table:cell-address table:column="4" table:row="24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8h</text:p>
            </table:change-track-table-cell>
          </table:previous>
        </table:cell-content-change>
        <table:cell-content-change table:id="ct123" table:acceptance-state="accepted">
          <table:cell-address table:column="3" table:row="25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algorytmu centroidów, określenie wyjścia modułu (C++)</text:p>
            </table:change-track-table-cell>
          </table:previous>
        </table:cell-content-change>
        <table:cell-content-change table:id="ct124" table:acceptance-state="accepted">
          <table:cell-address table:column="4" table:row="25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2 dni</text:p>
            </table:change-track-table-cell>
          </table:previous>
        </table:cell-content-change>
        <table:cell-content-change table:id="ct125" table:acceptance-state="accepted">
          <table:cell-address table:column="3" table:row="26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26" table:acceptance-state="accepted">
          <table:cell-address table:column="4" table:row="26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27" table:acceptance-state="accepted">
          <table:cell-address table:column="3" table:row="28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28" table:acceptance-state="accepted">
          <table:cell-address table:column="4" table:row="28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29" table:acceptance-state="accepted">
          <table:cell-address table:column="3" table:row="29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algorytmu z wykorzystaniem PCA w C++, testy jednostkowe</text:p>
            </table:change-track-table-cell>
          </table:previous>
        </table:cell-content-change>
        <table:cell-content-change table:id="ct130" table:acceptance-state="accepted">
          <table:cell-address table:column="4" table:row="29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25-35h</text:p>
            </table:change-track-table-cell>
          </table:previous>
        </table:cell-content-change>
        <table:cell-content-change table:id="ct131" table:acceptance-state="accepted">
          <table:cell-address table:column="3" table:row="30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Dokończenie pracy związanej z prototypowaniem algorytmów w Matlabie. Implementacja algorytmu w C++, testy jednostkowe. Raport końcowy.</text:p>
            </table:change-track-table-cell>
          </table:previous>
        </table:cell-content-change>
        <table:cell-content-change table:id="ct132" table:acceptance-state="accepted">
          <table:cell-address table:column="4" table:row="30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45h</text:p>
            </table:change-track-table-cell>
          </table:previous>
        </table:cell-content-change>
        <table:cell-content-change table:id="ct133" table:acceptance-state="accepted">
          <table:cell-address table:column="3" table:row="31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34" table:acceptance-state="accepted">
          <table:cell-address table:column="4" table:row="31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35" table:acceptance-state="accepted">
          <table:cell-address table:column="3" table:row="32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funkcji TPR, Shannon Entropy, RMSSD, wyświetlanie sygnału z af, testy jednostkowe</text:p>
            </table:change-track-table-cell>
          </table:previous>
        </table:cell-content-change>
        <table:cell-content-change table:id="ct136" table:acceptance-state="accepted">
          <table:cell-address table:column="4" table:row="32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30 h</text:p>
            </table:change-track-table-cell>
          </table:previous>
        </table:cell-content-change>
        <table:cell-content-change table:id="ct137" table:acceptance-state="accepted">
          <table:cell-address table:column="3" table:row="33" table:table="0"/>
          <office:change-info>
            <dc:creator>user</dc:creator>
            <dc:date>2015-01-13T16:44:35.15</dc:date>
          </office:change-info>
          <table:previous>
            <table:change-track-table-cell office:value-type="string">
              <text:p>Implementacja finalnych wersji funkcji w C++. Testy algorytmu. Stopniowe sporządzanie raportu końcowego</text:p>
            </table:change-track-table-cell>
          </table:previous>
        </table:cell-content-change>
        <table:cell-content-change table:id="ct138" table:acceptance-state="accepted">
          <table:cell-address table:column="4" table:row="33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3" table:row="36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4" table:row="36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3" table:row="38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4" table:row="38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3" table:acceptance-state="accepted">
          <table:cell-address table:column="3" table:row="39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4" table:acceptance-state="accepted">
          <table:cell-address table:column="4" table:row="39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5" table:acceptance-state="accepted">
          <table:cell-address table:column="0" table:row="44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6" table:acceptance-state="accepted">
          <table:cell-address table:column="3" table:row="44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7" table:acceptance-state="accepted">
          <table:cell-address table:column="0" table:row="45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8" table:acceptance-state="accepted">
          <table:cell-address table:column="1" table:row="45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49" table:acceptance-state="accepted">
          <table:cell-address table:column="3" table:row="45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0" table:acceptance-state="accepted">
          <table:cell-address table:column="4" table:row="45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5" table:row="45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6" table:row="45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0" table:row="46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1" table:row="46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2" table:row="46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6" table:acceptance-state="accepted">
          <table:cell-address table:column="1" table:row="47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7" table:acceptance-state="accepted">
          <table:cell-address table:column="2" table:row="47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8" table:acceptance-state="accepted">
          <table:cell-address table:column="0" table:row="48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48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48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1" table:row="49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2" table:row="49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3" table:acceptance-state="accepted">
          <table:cell-address table:column="0" table:row="50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4" table:acceptance-state="accepted">
          <table:cell-address table:column="1" table:row="50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5" table:acceptance-state="accepted">
          <table:cell-address table:column="2" table:row="50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6" table:acceptance-state="accepted">
          <table:cell-address table:column="1" table:row="51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7" table:acceptance-state="accepted">
          <table:cell-address table:column="2" table:row="51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8" table:acceptance-state="accepted">
          <table:cell-address table:column="0" table:row="52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69" table:acceptance-state="accepted">
          <table:cell-address table:column="1" table:row="52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70" table:acceptance-state="accepted">
          <table:cell-address table:column="2" table:row="52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71" table:acceptance-state="accepted">
          <table:cell-address table:column="1" table:row="53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72" table:acceptance-state="accepted">
          <table:cell-address table:column="2" table:row="53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73" table:acceptance-state="accepted">
          <table:cell-address table:column="0" table:row="54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74" table:acceptance-state="accepted">
          <table:cell-address table:column="1" table:row="54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75" table:acceptance-state="accepted">
          <table:cell-address table:column="2" table:row="54" table:table="0"/>
          <office:change-info>
            <dc:creator>user</dc:creator>
            <dc:date>2015-01-13T16:44:35.15</dc:date>
          </office:change-info>
          <table:previous>
            <table:change-track-table-cell/>
          </table:previous>
        </table:cell-content-change>
        <table:cell-content-change table:id="ct176" table:acceptance-state="accepted">
          <table:cell-address table:column="1" table:row="55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77" table:acceptance-state="accepted">
          <table:cell-address table:column="2" table:row="55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78" table:acceptance-state="accepted">
          <table:cell-address table:column="0" table:row="5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79" table:acceptance-state="accepted">
          <table:cell-address table:column="1" table:row="5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0" table:acceptance-state="accepted">
          <table:cell-address table:column="2" table:row="5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1" table:acceptance-state="accepted">
          <table:cell-address table:column="1" table:row="57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2" table:acceptance-state="accepted">
          <table:cell-address table:column="2" table:row="57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3" table:acceptance-state="accepted">
          <table:cell-address table:column="0" table:row="5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4" table:acceptance-state="accepted">
          <table:cell-address table:column="1" table:row="5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5" table:acceptance-state="accepted">
          <table:cell-address table:column="2" table:row="5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6" table:acceptance-state="accepted">
          <table:cell-address table:column="1" table:row="59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7" table:acceptance-state="accepted">
          <table:cell-address table:column="2" table:row="59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8" table:acceptance-state="accepted">
          <table:cell-address table:column="0" table:row="6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89" table:acceptance-state="accepted">
          <table:cell-address table:column="1" table:row="6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0" table:acceptance-state="accepted">
          <table:cell-address table:column="2" table:row="6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1" table:acceptance-state="accepted">
          <table:cell-address table:column="1" table:row="61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2" table:acceptance-state="accepted">
          <table:cell-address table:column="2" table:row="61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3" table:acceptance-state="accepted">
          <table:cell-address table:column="0" table:row="6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4" table:acceptance-state="accepted">
          <table:cell-address table:column="1" table:row="6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5" table:acceptance-state="accepted">
          <table:cell-address table:column="2" table:row="6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6" table:acceptance-state="accepted">
          <table:cell-address table:column="1" table:row="63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7" table:acceptance-state="accepted">
          <table:cell-address table:column="2" table:row="63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8" table:acceptance-state="accepted">
          <table:cell-address table:column="0" table:row="64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199" table:acceptance-state="accepted">
          <table:cell-address table:column="1" table:row="64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0" table:acceptance-state="accepted">
          <table:cell-address table:column="2" table:row="64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1" table:acceptance-state="accepted">
          <table:cell-address table:column="3" table:row="64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64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3" table:acceptance-state="accepted">
          <table:cell-address table:column="1" table:row="65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4" table:acceptance-state="accepted">
          <table:cell-address table:column="2" table:row="65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5" table:acceptance-state="accepted">
          <table:cell-address table:column="0" table:row="6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6" table:acceptance-state="accepted">
          <table:cell-address table:column="1" table:row="6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7" table:acceptance-state="accepted">
          <table:cell-address table:column="2" table:row="6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8" table:acceptance-state="accepted">
          <table:cell-address table:column="1" table:row="67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09" table:acceptance-state="accepted">
          <table:cell-address table:column="2" table:row="67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0" table:acceptance-state="accepted">
          <table:cell-address table:column="0" table:row="6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1" table:acceptance-state="accepted">
          <table:cell-address table:column="1" table:row="6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2" table:acceptance-state="accepted">
          <table:cell-address table:column="2" table:row="6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3" table:acceptance-state="accepted">
          <table:cell-address table:column="1" table:row="69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4" table:acceptance-state="accepted">
          <table:cell-address table:column="2" table:row="69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5" table:acceptance-state="accepted">
          <table:cell-address table:column="0" table:row="7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6" table:acceptance-state="accepted">
          <table:cell-address table:column="1" table:row="7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7" table:acceptance-state="accepted">
          <table:cell-address table:column="2" table:row="7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1" table:row="71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19" table:acceptance-state="accepted">
          <table:cell-address table:column="2" table:row="71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0" table:acceptance-state="accepted">
          <table:cell-address table:column="0" table:row="7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1" table:acceptance-state="accepted">
          <table:cell-address table:column="1" table:row="7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2" table:acceptance-state="accepted">
          <table:cell-address table:column="2" table:row="7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1" table:row="73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4" table:acceptance-state="accepted">
          <table:cell-address table:column="2" table:row="73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0" table:row="74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6" table:acceptance-state="accepted">
          <table:cell-address table:column="1" table:row="74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7" table:acceptance-state="accepted">
          <table:cell-address table:column="2" table:row="74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8" table:acceptance-state="accepted">
          <table:cell-address table:column="1" table:row="75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29" table:acceptance-state="accepted">
          <table:cell-address table:column="2" table:row="75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0" table:row="7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1" table:acceptance-state="accepted">
          <table:cell-address table:column="1" table:row="7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2" table:row="76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" table:row="77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4" table:acceptance-state="accepted">
          <table:cell-address table:column="2" table:row="77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0" table:row="7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6" table:acceptance-state="accepted">
          <table:cell-address table:column="1" table:row="7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7" table:acceptance-state="accepted">
          <table:cell-address table:column="2" table:row="78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8" table:acceptance-state="accepted">
          <table:cell-address table:column="1" table:row="79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39" table:acceptance-state="accepted">
          <table:cell-address table:column="2" table:row="79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0" table:acceptance-state="accepted">
          <table:cell-address table:column="0" table:row="8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1" table:acceptance-state="accepted">
          <table:cell-address table:column="1" table:row="8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2" table:row="80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3" table:acceptance-state="accepted">
          <table:cell-address table:column="1" table:row="81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4" table:acceptance-state="accepted">
          <table:cell-address table:column="2" table:row="81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0" table:row="8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" table:row="8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7" table:acceptance-state="accepted">
          <table:cell-address table:column="2" table:row="8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8" table:acceptance-state="accepted">
          <table:cell-address table:column="3" table:row="8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4" table:row="82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50" table:acceptance-state="accepted">
          <table:cell-address table:column="1" table:row="83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51" table:acceptance-state="accepted">
          <table:cell-address table:column="2" table:row="83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83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  <table:cell-content-change table:id="ct253" table:acceptance-state="accepted">
          <table:cell-address table:column="4" table:row="83" table:table="0"/>
          <office:change-info>
            <dc:creator>user</dc:creator>
            <dc:date>2015-01-13T16:44:35.16</dc:date>
          </office:change-info>
          <table:previous>
            <table:change-track-table-cell/>
          </table:previous>
        </table:cell-content-change>
      </table:tracked-changes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row table:style-name="ro1">
          <table:table-cell table:style-name="ce2" office:value-type="string">
            <text:p>SPRINT 1:</text:p>
          </table:table-cell>
          <table:table-cell table:style-name="ce2" table:number-columns-repeated="2"/>
          <table:table-cell table:style-name="ce3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espół</text:p>
          </table:table-cell>
          <table:table-cell table:style-name="ce6" office:value-type="string">
            <text:p>Członkowie</text:p>
          </table:table-cell>
          <table:table-cell table:style-name="ce7"/>
          <table:table-cell table:style-name="ce8" office:value-type="string">
            <text:p>Planowane zadania</text:p>
          </table:table-cell>
          <table:table-cell table:style-name="ce9" office:value-type="string">
            <text:p>Przewidywany czas</text:p>
          </table:table-cell>
          <table:table-cell table:style-name="ce8" office:value-type="string">
            <text:p>Co zrealizowano</text:p>
          </table:table-cell>
          <table:table-cell table:style-name="ce9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10" office:value-type="string">
            <text:p>Software architect</text:p>
          </table:table-cell>
          <table:table-cell table:style-name="ce11" office:value-type="string">
            <text:p>Paulina</text:p>
          </table:table-cell>
          <table:table-cell table:style-name="ce12" office:value-type="string">
            <text:p>Zasada</text:p>
          </table:table-cell>
          <table:table-cell table:style-name="ce13" office:value-type="string">
            <text:p>Jak niżej:) <text:s/>Ogarnięcie podziału zadań w module i doproszenie się informacji od Kuby :P</text:p>
          </table:table-cell>
          <table:table-cell table:style-name="ce14" office:value-type="string">
            <text:p>2 dni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Jakub</text:p>
          </table:table-cell>
          <table:table-cell table:style-name="ce17" office:value-type="string">
            <text:p>Zieliński</text:p>
          </table:table-cell>
          <table:table-cell table:style-name="ce18" office:value-type="string">
            <text:p>Diagramy klas, ogarnięcie pojawiajacych się problemów z postawieniem projektu, opieprzanie Pauliny za inicjatywę godną rzodkiewki.</text:p>
          </table:table-cell>
          <table:table-cell table:style-name="ce19" office:value-type="string">
            <text:p>3/4dni</text:p>
          </table:table-cell>
          <table:table-cell table:style-name="ce18" office:value-type="string">
            <text:p>postawiłem projekt!</text:p>
          </table:table-cell>
          <table:table-cell table:style-name="ce19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GUI</text:p>
          </table:table-cell>
          <table:table-cell table:style-name="ce11" office:value-type="string">
            <text:p>Dominik</text:p>
          </table:table-cell>
          <table:table-cell table:style-name="ce12" office:value-type="string">
            <text:p>Grochala</text:p>
          </table:table-cell>
          <table:table-cell table:style-name="ce13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14" office:value-type="string">
            <text:p>oo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Marcin</text:p>
          </table:table-cell>
          <table:table-cell table:style-name="ce17" office:value-type="string">
            <text:p>Kajor</text:p>
          </table:table-cell>
          <table:table-cell table:style-name="ce13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19" office:value-type="string">
            <text:p>oo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3">
          <table:table-cell table:style-name="ce20" office:value-type="string">
            <text:p>Input/Output system</text:p>
          </table:table-cell>
          <table:table-cell table:style-name="ce11" office:value-type="string">
            <text:p>Krystian</text:p>
          </table:table-cell>
          <table:table-cell table:style-name="ce12" office:value-type="string">
            <text:p>Teliżyn</text:p>
          </table:table-cell>
          <table:table-cell table:style-name="ce13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4">
          <table:table-cell table:style-name="ce15"/>
          <table:table-cell table:style-name="ce16" office:value-type="string">
            <text:p>Magdalena</text:p>
          </table:table-cell>
          <table:table-cell table:style-name="ce17" office:value-type="string">
            <text:p>Synowiec</text:p>
          </table:table-cell>
          <table:table-cell table:style-name="ce18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5">
          <table:table-cell table:style-name="ce20" office:value-type="string">
            <text:p>Interactive ECG and VCG visualization modules</text:p>
          </table:table-cell>
          <table:table-cell table:style-name="ce11" office:value-type="string">
            <text:p>Katarzyna</text:p>
          </table:table-cell>
          <table:table-cell table:style-name="ce12" office:value-type="string">
            <text:p>Łukiewicz</text:p>
          </table:table-cell>
          <table:table-cell table:style-name="ce13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Małgorzata</text:p>
          </table:table-cell>
          <table:table-cell table:style-name="ce17" office:value-type="string">
            <text:p>Góra</text:p>
          </table:table-cell>
          <table:table-cell table:style-name="ce18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6">
          <table:table-cell table:style-name="ce10" office:value-type="string">
            <text:p>ECG_BASELINE</text:p>
          </table:table-cell>
          <table:table-cell table:style-name="ce21" office:value-type="string">
            <text:p>Agata</text:p>
          </table:table-cell>
          <table:table-cell table:style-name="ce22" office:value-type="string">
            <text:p>Gołębiowska</text:p>
          </table:table-cell>
          <table:table-cell table:style-name="ce13" office:value-type="string">
            <text:p>Przegląd literatury, przygotowanie prezentacji, rozpoczęcie implementacji</text:p>
          </table:table-cell>
          <table:table-cell table:style-name="ce14" office:value-type="string">
            <text:p>kilka dni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7">
          <table:table-cell table:style-name="ce15"/>
          <table:table-cell table:style-name="ce23" office:value-type="string">
            <text:p>Monika</text:p>
          </table:table-cell>
          <table:table-cell table:style-name="ce24" office:value-type="string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6">
          <table:table-cell table:style-name="ce10" office:value-type="string">
            <text:p>R_PEAKS</text:p>
          </table:table-cell>
          <table:table-cell table:style-name="ce21" office:value-type="string">
            <text:p>Kaja</text:p>
          </table:table-cell>
          <table:table-cell table:style-name="ce22" office:value-type="string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Ewelina</text:p>
          </table:table-cell>
          <table:table-cell table:style-name="ce24" office:value-type="string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8">
          <table:table-cell table:style-name="ce10" office:value-type="string">
            <text:p>SIG_EDR</text:p>
          </table:table-cell>
          <table:table-cell table:style-name="ce11" office:value-type="string">
            <text:p>Agnieszka</text:p>
          </table:table-cell>
          <table:table-cell table:style-name="ce12" office:value-type="string">
            <text:p>Kania</text:p>
          </table:table-cell>
          <table:table-cell table:style-name="ce13" office:value-type="string">
            <text:p>Przegląd literatury, dostępnych rozwiązań (algorytmów), specyfikacja wejścia-wyjścia modułu, przygotowanie prezentacji</text:p>
          </table:table-cell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Ewelina</text:p>
          </table:table-cell>
          <table:table-cell table:style-name="ce17" office:value-type="string">
            <text:p>Heyduk</text:p>
          </table:table-cell>
          <table:table-cell table:style-name="ce13" office:value-type="string">
            <text:p>Przegląd literatury, dostępnych rozwiązań (algorytmów), specyfikacja wejścia-wyjścia modułu, przygotowanie prezentacji</text:p>
          </table:table-cell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4">
          <table:table-cell table:style-name="ce10" office:value-type="string">
            <text:p>VCG_T_LOOP</text:p>
          </table:table-cell>
          <table:table-cell table:style-name="ce11" office:value-type="string">
            <text:p>Anna</text:p>
          </table:table-cell>
          <table:table-cell table:style-name="ce12" office:value-type="string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Anna</text:p>
          </table:table-cell>
          <table:table-cell table:style-name="ce17" office:value-type="string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0" office:value-type="string">
            <text:p>HRV1</text:p>
          </table:table-cell>
          <table:table-cell table:style-name="ce11" office:value-type="string">
            <text:p>Wojciech</text:p>
          </table:table-cell>
          <table:table-cell table:style-name="ce12" office:value-type="string">
            <text:p>Sałęga</text:p>
          </table:table-cell>
          <table:table-cell table:style-name="ce18" office:value-type="string">
            <text:p>Dokładne zapoznanie się z projektem, przegląd literatury/internetu, przygotowanie prezentacji, rozpoczecie wstępnych prac nad projektem</text:p>
          </table:table-cell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Dariusz</text:p>
          </table:table-cell>
          <table:table-cell table:style-name="ce17" office:value-type="string">
            <text:p>Kyrcz</text:p>
          </table:table-cell>
          <table:table-cell table:style-name="ce18" office:value-type="string">
            <text:p>Dokładne zapoznanie się z projektem, przegląd literatury/internetu, przygotowanie prezentacji, rozpoczecie wstępnych prac nad projektem</text:p>
          </table:table-cell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6">
          <table:table-cell table:style-name="ce10" office:value-type="string">
            <text:p>HRV2</text:p>
          </table:table-cell>
          <table:table-cell table:style-name="ce21" office:value-type="string">
            <text:p>Marta</text:p>
          </table:table-cell>
          <table:table-cell table:style-name="ce22" office:value-type="string">
            <text:p>Pomykała</text:p>
          </table:table-cell>
          <table:table-cell table:style-name="ce18" office:value-type="string">
            <text:p>Przegląd literatury, próba stworzenia prototypu algorytmu dla części wymaganych w module metod.</text:p>
          </table:table-cell>
          <table:table-cell table:style-name="ce14" office:value-type="string">
            <text:p>2-3 dni</text:p>
          </table:table-cell>
          <table:table-cell table:style-name="ce13" office:value-type="string">
            <text:p>Teoretyczne opracowanie przydzielonych zagadnień. Przygotowanie prezentacji.</text:p>
          </table:table-cell>
          <table:table-cell table:style-name="ce14" office:value-type="string">
            <text:p>4h</text:p>
          </table:table-cell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Magda</text:p>
          </table:table-cell>
          <table:table-cell table:style-name="ce24" office:value-type="string">
            <text:p>Skałka</text:p>
          </table:table-cell>
          <table:table-cell table:style-name="ce18" office:value-type="string">
            <text:p>Przegląd literatury, próba stworzenia prototypu algorytmu dla części wymaganych w module metod.</text:p>
          </table:table-cell>
          <table:table-cell table:style-name="ce19" office:value-type="string">
            <text:p>4 dni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WAVES</text:p>
          </table:table-cell>
          <table:table-cell table:style-name="ce21" office:value-type="string">
            <text:p>Karol</text:p>
          </table:table-cell>
          <table:table-cell table:style-name="ce22" office:value-type="string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4">
          <table:table-cell table:style-name="ce15"/>
          <table:table-cell table:style-name="ce23" office:value-type="string">
            <text:p>Dominika</text:p>
          </table:table-cell>
          <table:table-cell table:style-name="ce24" office:value-type="string">
            <text:p>Witek</text:p>
          </table:table-cell>
          <table:table-cell table:style-name="ce18" office:value-type="string">
            <text:p>Przeglad literatury i istniejacych rozwiazan – wybor jednego. Przygotowanie prezentanci.</text:p>
          </table:table-cell>
          <table:table-cell table:style-name="ce19" office:value-type="string">
            <text:p>3 dni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8">
          <table:table-cell table:style-name="ce10" office:value-type="string">
            <text:p>HEART_CLASS</text:p>
          </table:table-cell>
          <table:table-cell table:style-name="ce21" office:value-type="string">
            <text:p>Ola</text:p>
          </table:table-cell>
          <table:table-cell table:style-name="ce22" office:value-type="string">
            <text:p>Siedlarczyk</text:p>
          </table:table-cell>
          <table:table-cell table:style-name="ce13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Mateusz</text:p>
          </table:table-cell>
          <table:table-cell table:style-name="ce24" office:value-type="string">
            <text:p>Stala</text:p>
          </table:table-cell>
          <table:table-cell table:style-name="ce13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6">
          <table:table-cell table:style-name="ce10" office:value-type="string">
            <text:p>ST_SEGMENT</text:p>
          </table:table-cell>
          <table:table-cell table:style-name="ce21" office:value-type="string">
            <text:p>Sabina</text:p>
          </table:table-cell>
          <table:table-cell table:style-name="ce22" office:value-type="string">
            <text:p>Mazur</text:p>
          </table:table-cell>
          <table:table-cell table:style-name="ce13" office:value-type="string">
            <text:p>Przegląd rozwiązań dostępnych w literaturze, przygotowanie prezentacji</text:p>
          </table:table-cell>
          <table:table-cell table:style-name="ce14" office:value-type="string">
            <text:p>3 dni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9">
          <table:table-cell table:style-name="ce15"/>
          <table:table-cell table:style-name="ce23" office:value-type="string">
            <text:p>Aleksandra</text:p>
          </table:table-cell>
          <table:table-cell table:style-name="ce24" office:value-type="string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6">
          <table:table-cell table:style-name="ce10" office:value-type="string">
            <text:p>SLEEP_APNEA</text:p>
          </table:table-cell>
          <table:table-cell table:style-name="ce11" office:value-type="string">
            <text:p>Łukasz</text:p>
          </table:table-cell>
          <table:table-cell table:style-name="ce12" office:value-type="string">
            <text:p>Polaczek</text:p>
          </table:table-cell>
          <table:table-cell table:style-name="ce13" office:value-type="string">
            <text:p>Przegląd literatury, wstępna selekcja algorytmu, przygotowanie prezentacji</text:p>
          </table:table-cell>
          <table:table-cell table:style-name="ce14" office:value-type="string">
            <text:p>około tygodnia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Jakub</text:p>
          </table:table-cell>
          <table:table-cell table:style-name="ce17" office:value-type="string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T_WAVE_ALT</text:p>
          </table:table-cell>
          <table:table-cell table:style-name="ce21" office:value-type="string">
            <text:p>Agata</text:p>
          </table:table-cell>
          <table:table-cell table:style-name="ce22" office:value-type="string">
            <text:p>Pyka</text:p>
          </table:table-cell>
          <table:table-cell table:style-name="ce13" office:value-type="string">
            <text:p>Poznanie tematu. Przegląd literatury i istniejących rozwiązań. Przygotowanie prezentacji</text:p>
          </table:table-cell>
          <table:table-cell table:style-name="ce14" office:value-type="string">
            <text:p>3 dni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Żaneta</text:p>
          </table:table-cell>
          <table:table-cell table:style-name="ce24" office:value-type="string">
            <text:p>Kowalczyk</text:p>
          </table:table-cell>
          <table:table-cell table:style-name="ce18" office:value-type="string">
            <text:p>Poznanie tematu. Przegląd literatury i istniejących rozwiązań. Przygotowanie prezentacji</text:p>
          </table:table-cell>
          <table:table-cell table:style-name="ce19" office:value-type="string">
            <text:p>3 dni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0" office:value-type="string">
            <text:p>ATRIAL_FIBR</text:p>
          </table:table-cell>
          <table:table-cell table:style-name="ce11" office:value-type="string">
            <text:p>Adrian</text:p>
          </table:table-cell>
          <table:table-cell table:style-name="ce12" office:value-type="string">
            <text:p>Szindler</text:p>
          </table:table-cell>
          <table:table-cell table:style-name="ce18" office:value-type="string">
            <text:p>Określenie zadania modułu, próba definicji danych I/O, przegląd podobnych rozwiązań</text:p>
          </table:table-cell>
          <table:table-cell table:style-name="ce14" office:value-type="string">
            <text:p>3 dni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Szymon</text:p>
          </table:table-cell>
          <table:table-cell table:style-name="ce17" office:value-type="string">
            <text:p>Lis</text:p>
          </table:table-cell>
          <table:table-cell table:style-name="ce18" office:value-type="string">
            <text:p>Określenie zadania modułu, próba definicji danych I/O, przegląd podobnych rozwiązań</text:p>
          </table:table-cell>
          <table:table-cell table:style-name="ce19" office:value-type="string">
            <text:p>2-3 dni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0">
          <table:table-cell table:style-name="ce10" office:value-type="string">
            <text:p>QT_DISP</text:p>
          </table:table-cell>
          <table:table-cell table:style-name="ce21" office:value-type="string">
            <text:p>Karolina</text:p>
          </table:table-cell>
          <table:table-cell table:style-name="ce22" office:value-type="string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1">
          <table:table-cell table:style-name="ce15"/>
          <table:table-cell table:style-name="ce23" office:value-type="string">
            <text:p>Magda</text:p>
          </table:table-cell>
          <table:table-cell table:style-name="ce24" office:value-type="string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HRT</text:p>
          </table:table-cell>
          <table:table-cell table:style-name="ce21" office:value-type="string">
            <text:p>Monika</text:p>
          </table:table-cell>
          <table:table-cell table:style-name="ce22" office:value-type="string">
            <text:p>Matyasik</text:p>
          </table:table-cell>
          <table:table-cell table:style-name="ce13" office:value-type="string">
            <text:p>Ogarniecie jak się do tego zabrać; wybór algorytmu, prototypowanie 1000000 – czyli Matlab Party.</text:p>
          </table:table-cell>
          <table:table-cell table:style-name="ce14" office:value-type="string">
            <text:p>jakiś tydzień.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Alicja</text:p>
          </table:table-cell>
          <table:table-cell table:style-name="ce24" office:value-type="string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0">
          <table:table-cell table:style-name="ce25" office:value-type="string">
            <text:p>ECTOPIC_BEAT</text:p>
          </table:table-cell>
          <table:table-cell table:style-name="ce11" office:value-type="string">
            <text:p>Patrycja</text:p>
          </table:table-cell>
          <table:table-cell table:style-name="ce12" office:value-type="string">
            <text:p>Donath</text:p>
          </table:table-cell>
          <table:table-cell table:style-name="ce13" office:value-type="string">
            <text:p>Zapoznanie się z tematem, przegląd literatury, przygotowanie prezentacji.</text:p>
          </table:table-cell>
          <table:table-cell table:style-name="ce14" office:value-type="string">
            <text:p>3 dni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Patrycja</text:p>
          </table:table-cell>
          <table:table-cell table:style-name="ce17" office:value-type="string">
            <text:p>Bizoń</text:p>
          </table:table-cell>
          <table:table-cell table:style-name="ce18" office:value-type="string">
            <text:p>Zapoznanie się z tematem, przegląd literatury, przygotowanie prezentacji.</text:p>
          </table:table-cell>
          <table:table-cell table:style-name="ce19" office:value-type="string">
            <text:p>3 dni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SPRINT 2:</text:p>
          </table:table-cell>
          <table:table-cell table:style-name="ce2" table:number-columns-repeated="2"/>
          <table:table-cell table:style-name="ce3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Zespół</text:p>
          </table:table-cell>
          <table:table-cell table:style-name="ce6" office:value-type="string">
            <text:p>Członkowie</text:p>
          </table:table-cell>
          <table:table-cell table:style-name="ce7"/>
          <table:table-cell table:style-name="ce8" office:value-type="string">
            <text:p>Planowane zadania</text:p>
          </table:table-cell>
          <table:table-cell table:style-name="ce9" office:value-type="string">
            <text:p>Przewidywany czas</text:p>
          </table:table-cell>
          <table:table-cell table:style-name="ce8" office:value-type="string">
            <text:p>Co zrealizowano</text:p>
          </table:table-cell>
          <table:table-cell table:style-name="ce9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Software architect</text:p>
          </table:table-cell>
          <table:table-cell table:style-name="ce11" office:value-type="string">
            <text:p>Paulina</text:p>
          </table:table-cell>
          <table:table-cell table:style-name="ce12" office:value-type="string">
            <text:p>Zasad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Jakub</text:p>
          </table:table-cell>
          <table:table-cell table:style-name="ce17" office:value-type="string">
            <text:p>Zieliński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0" office:value-type="string">
            <text:p>GUI</text:p>
          </table:table-cell>
          <table:table-cell table:style-name="ce11" office:value-type="string">
            <text:p>Dominik</text:p>
          </table:table-cell>
          <table:table-cell table:style-name="ce12" office:value-type="string">
            <text:p>Grochal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Marcin</text:p>
          </table:table-cell>
          <table:table-cell table:style-name="ce17" office:value-type="string">
            <text:p>Kajor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2">
          <table:table-cell table:style-name="ce20" office:value-type="string">
            <text:p>Input/Output system</text:p>
          </table:table-cell>
          <table:table-cell table:style-name="ce11" office:value-type="string">
            <text:p>Krystian</text:p>
          </table:table-cell>
          <table:table-cell table:style-name="ce12" office:value-type="string">
            <text:p>Teliży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Magdalena</text:p>
          </table:table-cell>
          <table:table-cell table:style-name="ce17" office:value-type="string">
            <text:p>Synowi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5">
          <table:table-cell table:style-name="ce20" office:value-type="string">
            <text:p>Interactive ECG and VCG visualization modules</text:p>
          </table:table-cell>
          <table:table-cell table:style-name="ce11" office:value-type="string">
            <text:p>Katarzyna</text:p>
          </table:table-cell>
          <table:table-cell table:style-name="ce12" office:value-type="string">
            <text:p>Łukiewicz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Małgorzata</text:p>
          </table:table-cell>
          <table:table-cell table:style-name="ce17" office:value-type="string">
            <text:p>Gór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ECG_BASELINE</text:p>
          </table:table-cell>
          <table:table-cell table:style-name="ce21" office:value-type="string">
            <text:p>Agata</text:p>
          </table:table-cell>
          <table:table-cell table:style-name="ce22" office:value-type="string">
            <text:p>Gołębiows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2">
          <table:table-cell table:style-name="ce15"/>
          <table:table-cell table:style-name="ce23" office:value-type="string">
            <text:p>Monika</text:p>
          </table:table-cell>
          <table:table-cell table:style-name="ce24" office:value-type="string">
            <text:p>Zakrzewska-Szabat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R_PEAKS</text:p>
          </table:table-cell>
          <table:table-cell table:style-name="ce21" office:value-type="string">
            <text:p>Kaja</text:p>
          </table:table-cell>
          <table:table-cell table:style-name="ce22" office:value-type="string">
            <text:p>Bara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Ewelina</text:p>
          </table:table-cell>
          <table:table-cell table:style-name="ce24" office:value-type="string">
            <text:p>Hojdy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0" office:value-type="string">
            <text:p>SIG_EDR</text:p>
          </table:table-cell>
          <table:table-cell table:style-name="ce11" office:value-type="string">
            <text:p>Agnieszka</text:p>
          </table:table-cell>
          <table:table-cell table:style-name="ce12" office:value-type="string">
            <text:p>Kani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Ewelina</text:p>
          </table:table-cell>
          <table:table-cell table:style-name="ce17" office:value-type="string">
            <text:p>Heyduk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0" office:value-type="string">
            <text:p>VCG_T_LOOP</text:p>
          </table:table-cell>
          <table:table-cell table:style-name="ce11" office:value-type="string">
            <text:p>Anna</text:p>
          </table:table-cell>
          <table:table-cell table:style-name="ce12" office:value-type="string">
            <text:p>Kozioł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Anna</text:p>
          </table:table-cell>
          <table:table-cell table:style-name="ce17" office:value-type="string">
            <text:p>Czesa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0" office:value-type="string">
            <text:p>HRV1</text:p>
          </table:table-cell>
          <table:table-cell table:style-name="ce11" office:value-type="string">
            <text:p>Wojciech</text:p>
          </table:table-cell>
          <table:table-cell table:style-name="ce12" office:value-type="string">
            <text:p>Sałęga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Dariusz</text:p>
          </table:table-cell>
          <table:table-cell table:style-name="ce17" office:value-type="string">
            <text:p>Kyrc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HRV2</text:p>
          </table:table-cell>
          <table:table-cell table:style-name="ce21" office:value-type="string">
            <text:p>Marta</text:p>
          </table:table-cell>
          <table:table-cell table:style-name="ce22" office:value-type="string">
            <text:p>Pomykała</text:p>
          </table:table-cell>
          <table:table-cell table:style-name="ce18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14" office:value-type="string">
            <text:p><text:s/>6 godz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Magda</text:p>
          </table:table-cell>
          <table:table-cell table:style-name="ce24" office:value-type="string">
            <text:p>Skałka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WAVES</text:p>
          </table:table-cell>
          <table:table-cell table:style-name="ce21" office:value-type="string">
            <text:p>Karol</text:p>
          </table:table-cell>
          <table:table-cell table:style-name="ce22" office:value-type="string">
            <text:p>Swat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Dominika</text:p>
          </table:table-cell>
          <table:table-cell table:style-name="ce24" office:value-type="string">
            <text:p>Wit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HEART_CLASS</text:p>
          </table:table-cell>
          <table:table-cell table:style-name="ce21" office:value-type="string">
            <text:p>Ola</text:p>
          </table:table-cell>
          <table:table-cell table:style-name="ce22" office:value-type="string">
            <text:p>Siedlarczy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Mateusz</text:p>
          </table:table-cell>
          <table:table-cell table:style-name="ce24" office:value-type="string">
            <text:p>Stala</text:p>
          </table:table-cell>
          <table:table-cell table:style-name="ce13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ST_SEGMENT</text:p>
          </table:table-cell>
          <table:table-cell table:style-name="ce21" office:value-type="string">
            <text:p>Sabina</text:p>
          </table:table-cell>
          <table:table-cell table:style-name="ce22" office:value-type="string">
            <text:p>Mazur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Aleksandra</text:p>
          </table:table-cell>
          <table:table-cell table:style-name="ce24" office:value-type="string">
            <text:p>Pałosz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0" office:value-type="string">
            <text:p>SLEEP_APNEA</text:p>
          </table:table-cell>
          <table:table-cell table:style-name="ce11" office:value-type="string">
            <text:p>Łukasz</text:p>
          </table:table-cell>
          <table:table-cell table:style-name="ce12" office:value-type="string">
            <text:p>Polacze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Jakub</text:p>
          </table:table-cell>
          <table:table-cell table:style-name="ce17" office:value-type="string">
            <text:p>Durlej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T_WAVE_ALT</text:p>
          </table:table-cell>
          <table:table-cell table:style-name="ce21" office:value-type="string">
            <text:p>Agata</text:p>
          </table:table-cell>
          <table:table-cell table:style-name="ce22" office:value-type="string">
            <text:p>Pyka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Żaneta</text:p>
          </table:table-cell>
          <table:table-cell table:style-name="ce24" office:value-type="string">
            <text:p>Kowalczy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10" office:value-type="string">
            <text:p>ATRIAL_FIBR</text:p>
          </table:table-cell>
          <table:table-cell table:style-name="ce11" office:value-type="string">
            <text:p>Adrian</text:p>
          </table:table-cell>
          <table:table-cell table:style-name="ce12" office:value-type="string">
            <text:p>Szindler</text:p>
          </table:table-cell>
          <table:table-cell table:style-name="ce18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Szymon</text:p>
          </table:table-cell>
          <table:table-cell table:style-name="ce17" office:value-type="string">
            <text:p>Lis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QT_DISP</text:p>
          </table:table-cell>
          <table:table-cell table:style-name="ce21" office:value-type="string">
            <text:p>Karolina</text:p>
          </table:table-cell>
          <table:table-cell table:style-name="ce22" office:value-type="string">
            <text:p>Zając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Magda</text:p>
          </table:table-cell>
          <table:table-cell table:style-name="ce24" office:value-type="string">
            <text:p>Woszczek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4">
          <table:table-cell table:style-name="ce10" office:value-type="string">
            <text:p>HRT</text:p>
          </table:table-cell>
          <table:table-cell table:style-name="ce21" office:value-type="string">
            <text:p>Monika</text:p>
          </table:table-cell>
          <table:table-cell table:style-name="ce22" office:value-type="string">
            <text:p>Matyasik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number-columns-repeated="1017"/>
        </table:table-row>
        <table:table-row table:style-name="ro14">
          <table:table-cell table:style-name="ce15"/>
          <table:table-cell table:style-name="ce23" office:value-type="string">
            <text:p>Alicja</text:p>
          </table:table-cell>
          <table:table-cell table:style-name="ce24" office:value-type="string">
            <text:p>Nabielec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1017"/>
        </table:table-row>
        <table:table-row table:style-name="ro1">
          <table:table-cell table:style-name="ce25" office:value-type="string">
            <text:p>ECTOPIC_BEAT</text:p>
          </table:table-cell>
          <table:table-cell table:style-name="ce11" office:value-type="string">
            <text:p>Patrycja</text:p>
          </table:table-cell>
          <table:table-cell table:style-name="ce12" office:value-type="string">
            <text:p>Donath</text:p>
          </table:table-cell>
          <table:table-cell table:style-name="ce13" office:value-type="string">
            <text:p>Implementacja algorytmu wykrywającego zbyt krótkie odległości pomiędzy załamkami R w środowisku Matlab.</text:p>
          </table:table-cell>
          <table:table-cell table:style-name="ce14" office:value-type="string">
            <text:p>4h</text:p>
          </table:table-cell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style-name="ce15"/>
          <table:table-cell table:style-name="ce16" office:value-type="string">
            <text:p>Patrycja</text:p>
          </table:table-cell>
          <table:table-cell table:style-name="ce17" office:value-type="string">
            <text:p>Bizoń</text:p>
          </table:table-cell>
          <table:table-cell table:style-name="ce18" office:value-type="string">
            <text:p>Implementacja algorytmu wykrywającego zbyt długie odległości pomiędzy załamkami R w środowisku Matlab.</text:p>
          </table:table-cell>
          <table:table-cell table:style-name="ce19" office:value-type="string">
            <text:p>4h</text:p>
          </table:table-cell>
          <table:table-cell table:style-name="ce18"/>
          <table:table-cell table:style-name="ce19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13.01.2015</text:date>, <text:time>17:51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ell Latitude E6540</meta:initial-creator>
    <dc:creator>Patrycja Donath</dc:creator>
    <meta:creation-date>2014-11-04T22:12:00Z</meta:creation-date>
    <dc:date>2015-01-13T17:51:14.88</dc:date>
    <meta:editing-cycles>11</meta:editing-cycles>
    <meta:editing-duration>PT1H19M5S</meta:editing-duration>
    <meta:document-statistic meta:table-count="1" meta:cell-count="260" meta:object-count="0"/>
  </office:meta>
</office:document-meta>
</file>